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mononoki Nerd Font Mono" svg:font-family="'mononoki Nerd Font Mono'" style:font-pitch="fixed"/>
    <style:font-face style:name="mononoki Nerd Font" svg:font-family="'mononoki Nerd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d3dd"/>
    </style:style>
    <style:style style:name="P2" style:family="paragraph" style:parent-style-name="Standard">
      <style:text-properties style:font-name="mononoki Nerd Font Mono"/>
    </style:style>
    <style:style style:name="P3" style:family="paragraph" style:parent-style-name="Standard">
      <style:text-properties style:font-name="Liberation Serif" officeooo:rsid="0009d3dd" officeooo:paragraph-rsid="0009d3dd"/>
    </style:style>
    <style:style style:name="P4" style:family="paragraph" style:parent-style-name="Standard">
      <style:text-properties style:font-name="Liberation Serif" officeooo:rsid="0009d3dd" officeooo:paragraph-rsid="000a0c9f"/>
    </style:style>
    <style:style style:name="P5" style:family="paragraph" style:parent-style-name="Standard">
      <style:text-properties style:font-name="Liberation Serif" officeooo:rsid="000a0c9f" officeooo:paragraph-rsid="000a0c9f"/>
    </style:style>
    <style:style style:name="P6" style:family="paragraph" style:parent-style-name="Standard">
      <style:text-properties style:font-name="Liberation Serif" fo:font-style="normal" officeooo:rsid="000a0c9f" officeooo:paragraph-rsid="000a0c9f" style:font-style-asian="normal" style:font-style-complex="normal"/>
    </style:style>
    <style:style style:name="P7" style:family="paragraph" style:parent-style-name="Standard">
      <style:text-properties style:font-name="Liberation Serif" fo:font-style="normal" officeooo:rsid="000bf64e" officeooo:paragraph-rsid="000bf64e" style:font-style-asian="normal" style:font-style-complex="normal"/>
    </style:style>
    <style:style style:name="T1" style:family="text">
      <style:text-properties style:font-name="mononoki Nerd Font Mono"/>
    </style:style>
    <style:style style:name="T2" style:family="text">
      <style:text-properties officeooo:rsid="000a0c9f"/>
    </style:style>
    <style:style style:name="T3" style:family="text">
      <style:text-properties fo:font-style="italic" officeooo:rsid="000a0c9f" style:font-style-asian="italic" style:font-style-complex="italic"/>
    </style:style>
    <style:style style:name="T4" style:family="text">
      <style:text-properties fo:font-style="normal" officeooo:rsid="000a0c9f" style:font-style-asian="normal" style:font-style-complex="normal"/>
    </style:style>
    <style:style style:name="T5" style:family="text">
      <style:text-properties officeooo:rsid="000bf6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certain1()</text:p>
      <text:p text:style-name="P2">i = 2 Exception (java.lang.NumberFormatException)</text:p>
      <text:p text:style-name="P3">Methode wirft erste eine RunetimeException, catched diese, zählt i hoch und wirft dann eine ClassCastException und gelangt dann in das finally. Dort wird i wieder hochgezählt und dann eine NumberFormatException geworfen, welche nicht in der Methode selbst gefangen wird, sondern erst in uncertain, weshalb dort da das <text:s/><text:span text:style-name="T1">java.lang.NumberFormatException</text:span> ausgegeben wird.</text:p>
      <text:p text:style-name="P2"/>
      <text:p text:style-name="P2"/>
      <text:p text:style-name="P2">uncertain2()</text:p>
      <text:p text:style-name="P2">i = 1 Exception (java.lang.RuntimeException)</text:p>
      <text:p text:style-name="P3">Keine Exception in dem try, daher wird danach in den finally Block gegangen. Dort wird i hochgezählt und dann eine RuntimeException geworfen, die dann erst wieder in der uncertain() Methode gefangen und daher auch ausgegeben wird.</text:p>
      <text:p text:style-name="P2"/>
      <text:p text:style-name="P2"/>
      <text:p text:style-name="P2">uncertain3()</text:p>
      <text:p text:style-name="P2">result = 2, i = 3</text:p>
      <text:p text:style-name="P3">In dem try Block wird eine RuntimeException geworfen, welche danach gecatched wird. Dort wird <text:span text:style-name="T2">i hochgezählt. Danach kommt die Anweisung continue für den do-while-loop, aber davor wird zuerst noch das i++ aus dem finally ausgeführt. Danach wird der do-while-loop nicht weiter ausgeführt und i wird zurückgegeben und danach noch einmal erhöht.</text:span></text:p>
      <text:p text:style-name="P2"/>
      <text:p text:style-name="P2"/>
      <text:p text:style-name="P2">uncertain4()</text:p>
      <text:p text:style-name="P2">result = 0, i = 2</text:p>
      <text:p text:style-name="P4">In <text:span text:style-name="T2">dem try block entsteht kein Fehler, daher wird dort einfach i zurückgegeben. Durch das i++ wird i danach aber noch einmal erhöht und der finally Block wird danach ausgeführt, in welchem i noch einmal erhöht wird.</text:span></text:p>
      <text:p text:style-name="P4"/>
      <text:p text:style-name="P2"/>
      <text:p text:style-name="P2">uncertain5()</text:p>
      <text:p text:style-name="P2">i = 0 Exception (java.lang.RuntimeException)</text:p>
      <text:p text:style-name="P4">In <text:span text:style-name="T2">dem try wird i einfach nur zurück gegeben, danach wird aber noch der finally Block aufgerufen, in welchem eine RunetimeException geworfen wird, was dazu führt, dass diese in der uncertain() Method gefangen und ausgegeben wird.</text:span></text:p>
      <text:p text:style-name="P5"/>
      <text:p text:style-name="P2"/>
      <text:p text:style-name="P2">uncertain6()</text:p>
      <text:p text:style-name="P2">result = 1, i = 1</text:p>
      <text:p text:style-name="P4">In <text:span text:style-name="T2">dem try wird eine RumetimeException geworfen. Diese wird aber durch das finally abgearbeitet, welche dann zuerst i um eins erhöht und dann zurück gibt.</text:span></text:p>
      <text:p text:style-name="P2"/>
      <text:p text:style-name="P2"/>
      <text:p text:style-name="P2">uncertain7()</text:p>
      <text:p text:style-name="P2">result = 0, i = 1</text:p>
      <text:p text:style-name="P4">In <text:span text:style-name="T2">dem try wird eine IOException geworfen. Diese wird noch das </text:span><text:span text:style-name="T3">catch (RuntimeException e)</text:span><text:span text:style-name="T4"> nicht aufgefangen, sondern erst durch das finally. Dort wird i dann zurück gegeben und danach erhöht.</text:span></text:p>
      <text:p text:style-name="P2"/>
      <text:p text:style-name="P2"/>
      <text:p text:style-name="P2"><text:soft-page-break/>uncertain8()</text:p>
      <text:p text:style-name="P2">i = 2 Exception (java.lang.RuntimeException)</text:p>
      <text:p text:style-name="P6"><text:span text:style-name="T2">I</text:span>n dem try wird eine NumberFormatException geworfen. Diese wird danach gefangen, i wird erhöht und es wird eine RunetimeException geworfen, wodurch die Funktion eine Exception ausgibt, welche erst in der uncertain() Methode gefangen wird. Im finally Block wird danach aber noch i erhöht.</text:p>
      <text:p text:style-name="P2"/>
      <text:p text:style-name="P2"/>
      <text:p text:style-name="P2">uncertain9()</text:p>
      <text:p text:style-name="P2">result = 1, i = 2</text:p>
      <text:p text:style-name="P6"><text:span text:style-name="T2">I</text:span>n dem try wird eine ClassCastException geworfen. <text:span text:style-name="T5">Diese wird danach gecatched. Dort wird i um ein erhöht, aber das return wird von dem return aus dem finally überschrieben. Im finally wird i dann zurück gegeben und danach dann erhöht.</text:span></text:p>
      <text:p text:style-name="P2"/>
      <text:p text:style-name="P2"/>
      <text:p text:style-name="P2">uncertain10()</text:p>
      <text:p text:style-name="P2">i = 0 Exception (java.io.IOException)</text:p>
      <text:p text:style-name="P7"><text:span text:style-name="T2">I</text:span>n dem try wird eine IOException geworfen, welche jedoch nicht in der Methode selbst gecatched wird, sondern erst in der uncertain() Methode und dann dort auch ausgegeben wir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mononoki Nerd Font Mono" svg:font-family="'mononoki Nerd Font Mono'" style:font-pitch="fixed"/>
    <style:font-face style:name="mononoki Nerd Font" svg:font-family="'mononoki Nerd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4:24:28.813631959</meta:creation-date>
    <dc:date>2021-05-11T14:51:28.539847291</dc:date>
    <meta:editing-duration>PT6M9S</meta:editing-duration>
    <meta:editing-cycles>1</meta:editing-cycles>
    <meta:document-statistic meta:table-count="0" meta:image-count="0" meta:object-count="0" meta:page-count="2" meta:paragraph-count="30" meta:word-count="440" meta:character-count="2848" meta:non-whitespace-character-count="2437"/>
    <meta:generator>LibreOffice/7.0.5.2$Linux_X86_64 LibreOffice_project/00$Build-2</meta:generator>
  </office:meta>
</office:document-meta>
</file>